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Card: ScripTagger transcribes speach or text and marks it up, almost in real time if used at speaking events, etc, to show how truthful, rational and ethical the say 20-sentences approximately have been, providing alternative perspectives where warranted, and typically taking umbridge with claim made by both sides of any political spectrum. <text:s/>Saves to text or .md file, very basic functionality, but complicated backend processing, with ScripTags that evolve to fit any corrections made by the speaker or tagged source, and evolve to accomodate continued research throughout the user session. <text:s/>The markup could look like a regular document with comment fields breaking it up where appropriate. <text:s/>The user behaviour in the app could generate RepTag credits, and any reputable user who identifies a source for the tagging can create unverified RepTag credits/demerits for that source identity too, which would only be attributed to that identity if we can reach a critical level of confidence that it was the identity the user claimed. <text:s/>This RepTagging model will need careful consideration to avoid slander. <text:s/>The RepTag could also be three dimensionally plotted against x, y and z axis, where each axis represented a different attribute of reputation, and the size of the bubble or point that corresponded to the RepTag positioin on this plot, could be compared to the average of all RepTag users, by nominalizing bubble radius as volume of RepTagged activity versus the individual with the most RepTagged activity, thus most people would be a pinprick on this plot compared to say Trump, who likely would have the most RepTag activity, right? <text:s/></text:p>
      <text:p text:style-name="Standard"/>
      <text:p text:style-name="Standard"><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16T13:31:53.74</meta:creation-date>
    <dc:date>2025-09-16T13:46:30.45</dc:date>
    <dc:creator>Rick Ballard</dc:creator>
    <meta:editing-duration>PT14M35S</meta:editing-duration>
    <meta:editing-cycles>4</meta:editing-cycles>
    <meta:generator>OpenOffice/4.1.15$Win32 OpenOffice.org_project/4115m2$Build-9813</meta:generator>
    <meta:document-statistic meta:table-count="0" meta:image-count="0" meta:object-count="0" meta:page-count="1" meta:paragraph-count="2" meta:word-count="262" meta:character-count="1650"/>
  </office:meta>
</office:document-meta>
</file>